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2cm" svg:stroke-color="#0000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0.776cm" svg:height="11.643cm" svg:x="1.07cm" svg:y="4.318cm">
          <draw:text-box>
            <text:p>Steps to configure a new Generation</text:p>
            <text:p/>
            <text:p>Bean Configuration</text:p>
            <text:p>Messaging Configuration</text:p>
            <text:p>Communication Transports</text:p>
            <text:p/>
            <text:p>Transaction Configuration</text:p>
            <text:p>Transaction Isolation Levels</text:p>
            <text:p/>
            <text:p>Logging Configuration</text:p>
            <text:p>Logging Method</text:p>
            <text:p/>
            <text:p/>
            <text:p>Deployment Configuration</text:p>
            <text:p>Server Platform</text:p>
            <text:p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9.485cm" svg:height="1.195cm" svg:x="1.016cm" svg:y="1.724cm">
          <draw:text-box>
            <text:p text:style-name="P2"><text:span text:style-name="T1">New Generation Wizar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18.976cm" svg:height="8.083cm" svg:x="1.07cm" svg:y="4.318cm">
          <draw:text-box>
            <text:p text:style-name="P4">Steps to configure generated Beans</text:p>
            <text:p text:style-name="P4"/>
            <text:p text:style-name="P4">Type of Bean:</text:p>
            <text:p text:style-name="P4"><text:tab/>-EJB</text:p>
            <text:p text:style-name="P4"><text:tab/>-Seam-based</text:p>
            <text:p text:style-name="P4"><text:tab/>-Spring-based</text:p>
            <text:p text:style-name="P4"><text:tab/>-POJO</text:p>
            <text:p text:style-name="P4"/>
            <text:p text:style-name="P4">Management Beans (JMX MXBeans)</text:p>
            <text:p text:style-name="P4"><text:tab/>-generated for certain runtime Beans</text:p>
            <text:p text:style-name="P4"><text:tab/>-user may specify in Model additional Beans “to be managed”</text:p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7.668cm" svg:height="1.195cm" svg:x="1.016cm" svg:y="1.724cm">
          <draw:text-box>
            <text:p text:style-name="P2"><text:span text:style-name="T1">New Generation Wizard – Bean Configu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4" draw:layer="layout" svg:width="16.669cm" svg:height="7.371cm" svg:x="1.07cm" svg:y="4.318cm">
          <draw:text-box>
            <text:p text:style-name="P4">Steps to configure generated Service related components</text:p>
            <text:p text:style-name="P4"/>
            <text:p text:style-name="P4">Listener Configuration</text:p>
            <text:p text:style-name="P4"/>
            <text:p text:style-name="P4">Invocation Configuration</text:p>
            <text:p text:style-name="P4"/>
            <text:p text:style-name="P4">Transaction Configuration</text:p>
            <text:p text:style-name="P4"/>
            <text:p text:style-name="P4">Callback Configuration</text:p>
            <text:p text:style-name="P4"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8.515cm" svg:height="1.195cm" svg:x="1.016cm" svg:y="1.724cm">
          <draw:text-box>
            <text:p text:style-name="P2"><text:span text:style-name="T1">New Generation Wizard – Service Configu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4" draw:layer="layout" svg:width="16.174cm" svg:height="5.947cm" svg:x="1.07cm" svg:y="4.318cm">
          <draw:text-box>
            <text:p text:style-name="P4">Steps to configure generated Client related components</text:p>
            <text:p text:style-name="P4"/>
            <text:p text:style-name="P4">Producer Configuration</text:p>
            <text:p text:style-name="P4"/>
            <text:p text:style-name="P4">Invocation Configuration</text:p>
            <text:p text:style-name="P4"/>
            <text:p text:style-name="P4">Transaction Configuration</text:p>
            <text:p text:style-name="P4"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7.854cm" svg:height="1.195cm" svg:x="1.016cm" svg:y="1.724cm">
          <draw:text-box>
            <text:p text:style-name="P2"><text:span text:style-name="T1">New Generation Wizard – Client Configu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4" draw:layer="layout" svg:width="17.867cm" svg:height="3.811cm" svg:x="1.07cm" svg:y="4.318cm">
          <draw:text-box>
            <text:p text:style-name="P4">Steps to configure generated Persistence related components</text:p>
            <text:p text:style-name="P4"/>
            <text:p text:style-name="P4">Listener Configuration</text:p>
            <text:p text:style-name="P4"/>
            <text:p text:style-name="P4"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20.115cm" svg:height="1.195cm" svg:x="1.016cm" svg:y="1.724cm">
          <draw:text-box>
            <text:p text:style-name="P2"><text:span text:style-name="T1">New Generation Wizard – Persistence Configu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4" draw:layer="layout" svg:width="24.636cm" svg:height="15.203cm" svg:x="1.07cm" svg:y="4.318cm">
          <draw:text-box>
            <text:p text:style-name="P4">Currently target JMS as the Messaging Framework</text:p>
            <text:p text:style-name="P4"/>
            <text:p text:style-name="P4">Steps to configure generated Messaging components</text:p>
            <text:p text:style-name="P4"/>
            <text:p text:style-name="P4">Configure required providers based on Listener specification</text:p>
            <text:p text:style-name="P4"/>
            <text:p text:style-name="P4">JMS Connection Factories are interrupted from the Model and configured from values </text:p>
            <text:p text:style-name="P4">Specified in the Model</text:p>
            <text:p text:style-name="P4"/>
            <text:p text:style-name="P4">JMS Destinations Queues and Topics </text:p>
            <text:p text:style-name="P4"><text:tab/>- interrupted from the Model</text:p>
            <text:p text:style-name="P4"><text:tab/>- source files and configuration files configuration automatically generated</text:p>
            <text:p text:style-name="P4"><text:tab/>- source files and configuration files created from values specified in the Model</text:p>
            <text:p text:style-name="P4"/>
            <text:p text:style-name="P4">JMS Producer Endpoints </text:p>
            <text:p text:style-name="P4"><text:tab/>- created for the Client of each Service specified in the Model</text:p>
            <text:p text:style-name="P4"/>
            <text:p text:style-name="P4">JMS Listener Endpoints created for each Service and each associated Callback</text:p>
            <text:p text:style-name="P4"/>
            <text:p text:style-name="P4"/>
            <text:p text:style-name="P4"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9.785cm" svg:height="1.195cm" svg:x="1.016cm" svg:y="1.724cm">
          <draw:text-box>
            <text:p text:style-name="P2"><text:span text:style-name="T1">New Generation Wizard – Messaging Configu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4" draw:layer="layout" svg:width="16.178cm" svg:height="7.371cm" svg:x="1.07cm" svg:y="4.318cm">
          <draw:text-box>
            <text:p text:style-name="P4">Steps to configure generated Event related components</text:p>
            <text:p text:style-name="P4"/>
            <text:p text:style-name="P4">Distribution Configuration</text:p>
            <text:p text:style-name="P4"/>
            <text:p text:style-name="P4">Producer Configuration</text:p>
            <text:p text:style-name="P4"/>
            <text:p text:style-name="P4">Consumer Configuration</text:p>
            <text:p text:style-name="P4"/>
            <text:p text:style-name="P4">Transaction Configuration</text:p>
            <text:p text:style-name="P4"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7.859cm" svg:height="1.195cm" svg:x="1.016cm" svg:y="1.724cm">
          <draw:text-box>
            <text:p text:style-name="P2"><text:span text:style-name="T1">New Generation Wizard – Event Configu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rect draw:style-name="gr4" draw:text-style-name="P1" draw:layer="layout" svg:width="16.764cm" svg:height="12.7cm" svg:x="5.334cm" svg:y="6.35cm">
          <text:p/>
        </draw:rect>
        <draw:line draw:style-name="gr5" draw:text-style-name="P1" draw:layer="layout" svg:x1="5.334cm" svg:y1="8.836cm" svg:x2="22.098cm" svg:y2="8.836cm">
          <text:p/>
        </draw:line>
        <draw:custom-shape draw:style-name="gr6" draw:text-style-name="P5" draw:layer="layout" svg:width="2.032cm" svg:height="0.762cm" svg:x="17.18cm" svg:y="17.88cm">
          <text:p text:style-name="P5"><text:span text:style-name="T2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19.579cm" svg:y="17.879cm">
          <text:p text:style-name="P5"><text:span text:style-name="T2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0T08:15:20.11</meta:creation-date>
    <meta:editing-duration>P3DT1H34M3S</meta:editing-duration>
    <meta:editing-cycles>32</meta:editing-cycles>
    <dc:date>2013-12-13T09:49:29.86</dc:date>
    <meta:generator>OpenOffice.org/3.4.1$Win32 OpenOffice.org_project/341m1$Build-9593</meta:generator>
    <meta:document-statistic meta:object-count="62"/>
  </office:meta>
</office:document-meta>
</file>